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a391" officeooo:paragraph-rsid="001ba391"/>
    </style:style>
    <style:style style:name="P2" style:family="paragraph" style:parent-style-name="Standard">
      <style:text-properties officeooo:rsid="001ba391" officeooo:paragraph-rsid="001ba391" fo:background-color="#ffff00"/>
    </style:style>
    <style:style style:name="P3" style:family="paragraph" style:parent-style-name="Text_20_body">
      <style:text-properties officeooo:paragraph-rsid="001ba391"/>
    </style:style>
    <style:style style:name="P4" style:family="paragraph" style:parent-style-name="Title">
      <style:text-properties officeooo:paragraph-rsid="001ba391"/>
    </style:style>
    <style:style style:name="P5" style:family="paragraph" style:parent-style-name="Heading_20_2">
      <style:text-properties officeooo:rsid="001ba391" officeooo:paragraph-rsid="001ba391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66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CAMPOS TIPO CUESTIONARIOS </text:p>
      <text:p text:style-name="P4">SECONDARY DATA </text:p>
      <text:p text:style-name="P3"/>
      <text:h text:style-name="Heading_20_2" text:outline-level="2">ESTRUCTURA DE UNA TABLA SECONDARY</text:h>
      <text:p text:style-name="Text_20_body"/>
      <text:p text:style-name="P1">CREATE TABLE `pacienteGinecostetra` (</text:p>
      <text:p text:style-name="P1"><text:s text:c="2"/>`pgnid` int(11) NOT NULL AUTO_INCREMENT,</text:p>
      <text:p text:style-name="P1"><text:s text:c="2"/>`pgnpacid` int(11) DEFAULT NULL COMMENT ' <text:span text:style-name="T2">** AQUI SE GUARDA EL ID QUE LO RELACIONA A LA TABLA PRIMARIA EN ESTE CASO ES LA TABLA PACIENTE</text:span></text:p>
      <text:p text:style-name="P1"><text:s text:c="2"/>`pgnden` varchar(140) DEFAULT NULL, <text:span text:style-name="T2">** AQUI SE GUARDA EL NOMBRE DE CAMPO </text:span></text:p>
      <text:p text:style-name="P1"><text:s text:c="2"/>`pgnval` varchar(140) DEFAULT NULL, <text:span text:style-name="T2">** EL VALOR DEL CAMPO</text:span></text:p>
      <text:p text:style-name="P1"><text:s text:c="2"/>`pgnest` varchar(1) DEFAULT NULL,</text:p>
      <text:p text:style-name="P1"><text:s text:c="2"/>`pgnreg` varchar(20) DEFAULT NULL,</text:p>
      <text:p text:style-name="P1"><text:s text:c="2"/>`pgnusu` int(11) DEFAULT NULL,</text:p>
      <text:p text:style-name="P1"><text:s text:c="2"/>PRIMARY KEY (`pgnid`)</text:p>
      <text:p text:style-name="P1">) ENGINE=InnoDB AUTO_INCREMENT=3 DEFAULT CHARSET=latin1;</text:p>
      <text:p text:style-name="Standard"/>
      <text:p text:style-name="Standard"/>
      <text:h text:style-name="P5" text:outline-level="2">ADAPTACION DEL JSON </text:h>
      <text:p text:style-name="Standard"/>
      <text:p text:style-name="P1"><text:s text:c="2"/>{</text:p>
      <text:p text:style-name="P1"><text:s text:c="8"/>"campo": "pacembarazos",</text:p>
      <text:p text:style-name="P1"><text:s text:c="8"/>"label": "pacembarazos",</text:p>
      <text:p text:style-name="P1"><text:s text:c="4"/><text:span text:style-name="T1"><text:s text:c="4"/>"secondary": "true",</text:span></text:p>
      <text:p text:style-name="P2"><text:s text:c="8"/>"secondary_table": "pacienteGinecostetra", <text:s/>** Tabla donde se guardaran los datos <text:s/></text:p>
      <text:p text:style-name="P1"><text:s text:c="8"/>"size": "12",</text:p>
      <text:p text:style-name="P1"><text:s text:c="8"/>"type": "varchar(140)",</text:p>
      <text:p text:style-name="P1"><text:s text:c="8"/>"key": "",</text:p>
      <text:p text:style-name="P1"><text:s text:c="8"/>"default": "",</text:p>
      <text:p text:style-name="P1"><text:s text:c="8"/>"fijo": "false",</text:p>
      <text:p text:style-name="P1"><text:s text:c="8"/>"data": "",</text:p>
      <text:p text:style-name="P1"><text:s text:c="8"/>"password": "false",</text:p>
      <text:p text:style-name="P1"><text:s text:c="8"/>"correlativo": "false",</text:p>
      <text:p text:style-name="P1"><text:s text:c="8"/>"input_type": "text",</text:p>
      <text:p text:style-name="P1"><text:s text:c="8"/>"input_class": ""</text:p>
      <text:p text:style-name="P1"><text:s text:c="6"/>}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tagora </meta:initial-creator>
    <meta:creation-date>2016-11-25T00:37:37.941176295</meta:creation-date>
    <dc:date>2016-11-25T03:09:01.280764564</dc:date>
    <dc:creator>pitagora </dc:creator>
    <meta:editing-duration>PT2H16M13S</meta:editing-duration>
    <meta:editing-cycles>1</meta:editing-cycles>
    <meta:generator>LibreOffice/4.3.3.2$Linux_X86_64 LibreOffice_project/430m0$Build-2</meta:generator>
    <meta:document-statistic meta:table-count="0" meta:image-count="0" meta:object-count="0" meta:page-count="1" meta:paragraph-count="30" meta:word-count="126" meta:character-count="1069" meta:non-whitespace-character-count="830"/>
  </office:meta>
</office:document-meta>
</file>